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1"/>
      <text:p text:style-name="P11"/>
      <text:p text:style-name="P11">Di<text:span text:style-name="T3">marts</text:span><text:tab/>2<text:span text:style-name="T5">3</text:span>/09/2<text:span text:style-name="T5">5</text:span></text:p>
      <text:p text:style-name="P3">Comentat </text:p>
      <text:list xml:id="list4782696345950591829" text:style-name="L1">
        <text:list-item>
          <text:p text:style-name="P23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25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26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2">Di<text:span text:style-name="T3">mecres</text:span><text:tab/>2<text:span text:style-name="T5">4</text:span>/09/2<text:span text:style-name="T5">5</text:span></text:p>
      <text:p text:style-name="P4"><text:s/></text:p>
      <text:list xml:id="list7718177245763849738" text:style-name="L2">
        <text:list-item>
          <text:p text:style-name="P2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19"/>
      <text:p text:style-name="P12">Di<text:span text:style-name="T4">jous<text:tab/></text:span><text:tab/>2<text:span text:style-name="T5">5</text:span>/09/2<text:span text:style-name="T5">5</text:span></text:p>
      <text:p text:style-name="P4"><text:s/></text:p>
      <text:list xml:id="list5322505604945230992" text:style-name="L3">
        <text:list-item>
          <text:p text:style-name="P3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32">Comentat exercici 1.3-1</text:p>
        </text:list-item>
        <text:list-item>
          <text:p text:style-name="P33">Arribat fins apartat 1.3-2 Condensador</text:p>
        </text:list-item>
      </text:list>
      <text:p text:style-name="P20"/>
      <text:p text:style-name="P12">Di<text:span text:style-name="T4">vendres<text:tab/></text:span>2<text:span text:style-name="T5">6</text:span>/09/2<text:span text:style-name="T5">5</text:span></text:p>
      <text:p text:style-name="P4"><text:s/></text:p>
      <text:list xml:id="list4623706857316922974" text:style-name="L4">
        <text:list-item>
          <text:p text:style-name="P34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34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1"><text:s/></text:p>
      <text:p text:style-name="P21"/>
      <text:p text:style-name="P13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4"/>
      <text:p text:style-name="P14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104008901096425" text:continue-list="list7718177245763849738" text:style-name="L2">
        <text:list-item>
          <text:p text:style-name="P2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5"/>
      <text:p text:style-name="P15">Di<text:span text:style-name="T12">jous</text:span><text:tab/><text:span text:style-name="T5">02</text:span>/<text:span text:style-name="T12">10</text:span>/2<text:span text:style-name="T5">5</text:span></text:p>
      <text:list xml:id="list104009228978857" text:continue-numbering="true" text:style-name="L2">
        <text:list-item>
          <text:p text:style-name="P2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29"/>
        </text:list-item>
      </text:list>
      <text:p text:style-name="P22"/>
      <text:p text:style-name="P22"/>
      <text:p text:style-name="P15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0">Feim prova de pressió de les peces soldades.</text:p>
      <text:p text:style-name="P7"/>
      <text:p text:style-name="P7"/>
      <text:p text:style-name="P16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7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104009667768217" text:continue-numbering="true" text:style-name="L2">
        <text:list-item>
          <text:p text:style-name="P30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35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8">Di<text:span text:style-name="T12">jous</text:span><text:tab/><text:span text:style-name="T5">09</text:span>/<text:span text:style-name="T12">10</text:span>/2<text:span text:style-name="T5">5</text:span></text:p>
      <text:list xml:id="list104009067096391" text:continue-numbering="true" text:style-name="L2">
        <text:list-item>
          <text:p text:style-name="P3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36">Comentat apartat 1.1 Temperatura y calor</text:p>
        </text:list-item>
        <text:list-item>
          <text:p text:style-name="P36">Comentat apartat 1.2 Presión</text:p>
        </text:list-item>
        <text:list-item>
          <text:p text:style-name="P36">Comentat apartat 1.3 Ejercicios temperatura y presión</text:p>
          <text:p text:style-name="P31"/>
        </text:list-item>
      </text:list>
      <text:p text:style-name="P24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104009886090471" text:continue-numbering="true" text:style-name="L2">
        <text:list-item>
          <text:p text:style-name="P38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12T10:40:08.082948907</dc:date>
    <meta:editing-duration>PT2H6M24S</meta:editing-duration>
    <meta:editing-cycles>205</meta:editing-cycles>
    <meta:document-statistic meta:table-count="0" meta:image-count="0" meta:object-count="0" meta:page-count="2" meta:paragraph-count="44" meta:word-count="233" meta:character-count="1448" meta:non-whitespace-character-count="1260"/>
  </office:meta>
</office:document-meta>
</file>